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éponses_20_au_20_formulaire_20_1">
      <style:table-properties table:display="true" style:writing-mode="lr-tb"/>
    </style:style>
    <style:style style:name="ce1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éponses au formulaire 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office:value-type="string">
            <text:p>Horodateur</text:p>
          </table:table-cell>
          <table:table-cell office:value-type="string">
            <text:p>T'es qui en fait ?</text:p>
          </table:table-cell>
          <table:table-cell office:value-type="string">
            <text:p>Les applications médicales (Mardi 13h30)</text:p>
          </table:table-cell>
          <table:table-cell office:value-type="string">
            <text:p>Comment devenir entrepreneur à l'INSA de Rennes (Mardi 15h40)</text:p>
          </table:table-cell>
          <table:table-cell office:value-type="string">
            <text:p>Table ronde développement durable (Mercredi 10h10)</text:p>
          </table:table-cell>
          <table:table-cell office:value-type="string">
            <text:p>La voiture de demain entre K2000 et James Bond (Mercredi 13h30)</text:p>
          </table:table-cell>
          <table:table-cell office:value-type="string">
            <text:p>Quelles applications pour la filière agri-agro bretonne ? (Jeudi 10h10)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4-09-29T19:14:34.62">
            <text:p>9/29/2014 19:14:35</text:p>
          </table:table-cell>
          <table:table-cell table:style-name="ce2" office:value-type="string">
            <text:p>Da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4-09-29T19:51:40.517">
            <text:p>9/29/2014 19:51:41</text:p>
          </table:table-cell>
          <table:table-cell table:style-name="ce2" office:value-type="string">
            <text:p>mik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4-09-29T20:08:54.33">
            <text:p>9/29/2014 20:08:54</text:p>
          </table:table-cell>
          <table:table-cell table:style-name="ce2" office:value-type="string">
            <text:p>Baptist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4-09-29T20:22:08.237">
            <text:p>9/29/2014 20:22:08</text:p>
          </table:table-cell>
          <table:table-cell table:style-name="ce2" office:value-type="string">
            <text:p>Gabrie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" office:value-type="date" office:date-value="2014-09-29T20:26:22.513">
            <text:p>9/29/2014 20:26:23</text:p>
          </table:table-cell>
          <table:table-cell table:style-name="ce2" office:value-type="string">
            <text:p>Benoit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2]+[.C3]+[.C4]+[.C5]+[.C6]" office:value-type="float" office:value="18">
            <text:p>18</text:p>
          </table:table-cell>
          <table:table-cell table:formula="of:=[.D2]+[.D3]+[.D4]+[.D5]+[.D6]" office:value-type="float" office:value="15">
            <text:p>15</text:p>
          </table:table-cell>
          <table:table-cell table:formula="of:=[.E2]+[.E3]+[.E4]+[.E5]+[.E6]" office:value-type="float" office:value="11">
            <text:p>11</text:p>
          </table:table-cell>
          <table:table-cell table:formula="of:=[.F2]+[.F3]+[.F4]+[.F5]+[.F6]" office:value-type="float" office:value="18">
            <text:p>18</text:p>
          </table:table-cell>
          <table:table-cell table:formula="of:=[.G2]+[.G3]+[.G4]+[.G5]+[.G6]" office:value-type="float" office:value="11">
            <text:p>1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date-style style:name="N10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/10/2014</text:date>, <text:time>15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au_20_formulaire_20_1" style:display-name="PageStyle_Réponses au formulair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5:45:04.25</dc:date>
    <dc:creator>Dan </dc:creator>
    <meta:document-statistic meta:table-count="1" meta:cell-count="52" meta:object-count="0"/>
    <meta:generator>OpenOffice/4.1.0$Win32 OpenOffice.org_project/410m18$Build-9764</meta:generator>
  </office:meta>
</office:document-meta>
</file>